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COCHACHI MANCO, STEFANY CINTHYA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AVICOLA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COCHACHI MANCO, STEFANY CINTHY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0:11:0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